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2000003CD000002FDAC06F35975F609B7.eps" manifest:media-type="image/x-eps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24cm" svg:height="11.963cm" svg:x="2.835cm" svg:y="14.67cm">
          <draw:image xlink:href="Pictures/20000002000003CD000002FDAC06F35975F609B7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18:09:27.463632382</meta:creation-date>
    <dc:date>2018-07-17T18:10:06.922409041</dc:date>
    <meta:editing-duration>PT39S</meta:editing-duration>
    <meta:editing-cycles>1</meta:editing-cycles>
    <meta:document-statistic meta:object-count="1"/>
    <meta:generator>LibreOffice/5.0.4.2$Linux_X86_64 LibreOffice_project/00m0$Build-2</meta:generator>
  </office:meta>
</office:document-meta>
</file>